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officeooo:rsid="001194b2" officeooo:paragraph-rsid="001194b2"/>
    </style:style>
    <style:style style:name="P4" style:family="paragraph" style:parent-style-name="Standard">
      <style:text-properties style:font-name="Arial" fo:font-size="14pt" fo:font-weight="bold" officeooo:rsid="001194b2" officeooo:paragraph-rsid="001194b2" style:font-size-asian="14pt" style:font-weight-asian="bold" style:font-size-complex="14pt" style:font-weight-complex="bold"/>
    </style:style>
    <style:style style:name="P5" style:family="paragraph" style:parent-style-name="Heading_20_2">
      <style:text-properties style:font-name="Arial"/>
    </style:style>
    <style:style style:name="P6" style:family="paragraph" style:parent-style-name="Standard" style:list-style-name="L1">
      <style:text-properties style:font-name="Arial" officeooo:rsid="001194b2" officeooo:paragraph-rsid="001194b2"/>
    </style:style>
    <style:style style:name="P7" style:family="paragraph" style:parent-style-name="Standard" style:list-style-name="L2">
      <style:text-properties style:font-name="Arial" officeooo:rsid="001194b2" officeooo:paragraph-rsid="001194b2"/>
    </style:style>
    <style:style style:name="P8" style:family="paragraph" style:parent-style-name="Standard">
      <style:text-properties style:font-name="Arial" officeooo:rsid="001194b2" officeooo:paragraph-rsid="001194b2"/>
    </style:style>
    <style:style style:name="T1" style:family="text">
      <style:text-properties officeooo:rsid="0010ecb7"/>
    </style:style>
    <style:style style:name="T2" style:family="text">
      <style:text-properties officeooo:rsid="0014def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Requisitos Funcionais</text:h>
      <text:p text:style-name="P3"><text:span text:style-name="T3">RF1</text:span> - O usuário externo deverá obter um gráfico com o histórico do comportamento dos serviços monitorados.</text:p>
      <text:p text:style-name="P3"><text:span text:style-name="T3">RF2</text:span> - O usuário externo deverá ser informado do status dos serviços por meio de tags.</text:p>
      <text:p text:style-name="P3"><text:span text:style-name="T3">RF3</text:span> - O usuário externo deverá ter acesso a um catálogo dos serviços monitorados. </text:p>
      <text:p text:style-name="P3"><text:span text:style-name="T3">RF4</text:span> - O usuário externo poderá se cadastrar para ter acesso a privilégios de usuário interno.</text:p>
      <text:p text:style-name="P3"><text:span text:style-name="T3">RF5</text:span> - O usuário interno poderá solicitar que um novo serviço seja monitorado.</text:p>
      <text:p text:style-name="P3"><text:span text:style-name="T3">RF6</text:span> - O administrador poderá cadastrar, editar e excluir serviços.</text:p>
      <text:p text:style-name="P3"><text:span text:style-name="T3">RF7</text:span> - O administrador poderá cadastrar, editar e excluir administradores.</text:p>
      <text:p text:style-name="P3"><text:span text:style-name="T3">RF8</text:span> - O sistema deverá ter uma função de notificar usuários internos de problemas nos serviços monitorados.</text:p>
      <text:h text:style-name="P5" text:outline-level="2">Requisitos Não Funcionais</text:h>
      <text:p text:style-name="P3"><text:span text:style-name="T3">RNF1</text:span> - O sistema deverá usar o SGBD PostgreSQL.</text:p>
      <text:p text:style-name="P3"><text:span text:style-name="T3">RNF2</text:span> - O sistema deverá usar o framework Hibernate.</text:p>
      <text:p text:style-name="P3"><text:span text:style-name="T3">RNF3</text:span> - Períodos de manutenção só podem ser realizados fora do horário comercial.</text:p>
      <text:p text:style-name="P3"><text:span text:style-name="T3">RNF4</text:span> - A interface web deverá ser responsiva.</text:p>
      <text:p text:style-name="P3"><text:span text:style-name="T3">RNF5</text:span> - O monitoramento dos serviços deverá manter um mínimo de 48 horas de históric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text-properties style:font-name="Arial" fo:font-size="12pt" style:font-size-asian="12pt" style:font-size-complex="12pt"/>
    </style:style>
    <style:style style:name="MT1" style:family="text">
      <style:text-properties officeooo:rsid="0010ec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e Federal Fluminense</text:p>
        <text:p text:style-name="MP2">Instituto de Computação</text:p>
        <text:p text:style-name="MP2">Projeto de Software – <text:span text:style-name="MT1">2021.2</text:span></text:p>
        <text:p text:style-name="MP2"><text:span text:style-name="MT1">Professor </text:span>Paulo De Figueiredo Pi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10:48:33.701000000</dc:date>
    <meta:editing-duration>PT15M4S</meta:editing-duration>
    <meta:editing-cycles>6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9" meta:word-count="187" meta:character-count="1160" meta:non-whitespace-character-count="990"/>
  </office:meta>
</office:document-meta>
</file>